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ns0:document-content xmlns:ns0="urn:oasis:names:tc:opendocument:xmlns:office:1.0" xmlns:ns1="urn:oasis:names:tc:opendocument:xmlns:style:1.0" xmlns:ns2="urn:oasis:names:tc:opendocument:xmlns:svg-compatible:1.0" xmlns:ns3="urn:oasis:names:tc:opendocument:xmlns:xsl-fo-compatible:1.0" xmlns:ns4="urn:oasis:names:tc:opendocument:xmlns:text:1.0" xmlns:ns5="http://www.w3.org/1999/xlink" xmlns:anim="urn:oasis:names:tc:opendocument:xmlns:animation:1.0" xmlns:chart="urn:oasis:names:tc:opendocument:xmlns:chart:1.0" xmlns:chartooo="http://openoffice.org/2010/chart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koffice="http://www.koffice.org/2005/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fice="urn:oasis:names:tc:opendocument:xmlns:office:1.0" xmlns:of="urn:oasis:names:tc:opendocument:xmlns:of:1.2" xmlns:ooo="http://openoffice.org/2004/office" xmlns:ooow="http://openoffice.org/2004/writer" xmlns:oooc="http://openoffice.org/2004/calc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link="http://www.w3.org/1999/xlink" xmlns:xhtml="http://www.w3.org/1999/xhtml" xmlns:xml="http://www.w3.org/XML/1998/namespace" xmlns:xsd="http://www.w3.org/2001/XMLSchema" xmlns:xsi="http://www.w3.org/2001/XMLSchema-instance" ns0:version="1.3">
  <ns0:font-face-decls>
    <ns1:font-face ns1:name="Calibri" ns2:font-family="Calibri" ns1:font-family-generic="swiss" ns1:font-pitch="variable" ns2:panose-1="2 15 5 2 2 2 4 3 2 4"/>
    <ns1:font-face ns1:name="Times New Roman" ns2:font-family="Times New Roman" ns1:font-family-generic="roman" ns1:font-pitch="variable" ns2:panose-1="2 2 6 3 5 4 5 2 3 4"/>
    <ns1:font-face ns1:name="Georgia" ns2:font-family="Georgia" ns1:font-family-generic="roman" ns1:font-pitch="variable" ns2:panose-1="2 4 5 2 5 4 5 2 3 3"/>
    <ns1:font-face ns1:name="Arial" ns2:font-family="Arial" ns1:font-family-generic="swiss" ns1:font-pitch="variable" ns2:panose-1="2 11 6 4 2 2 2 2 2 4"/>
    <ns1:font-face ns1:name="Calibri Light" ns2:font-family="Calibri Light" ns1:font-family-generic="swiss" ns1:font-pitch="variable" ns2:panose-1="2 15 3 2 2 2 4 3 2 4"/>
  </ns0:font-face-decls>
  <ns0:automatic-styles>
    <ns1:style ns1:name="P1" ns1:parent-style-name="Обычный" ns1:master-page-name="MP0" ns1:family="paragraph">
      <ns1:paragraph-properties ns3:break-before="page" ns3:margin-bottom="0in" ns3:line-height="100%"/>
    </ns1:style>
    <ns1:style ns1:name="T2" ns1:parent-style-name="Основнойшрифтабзаца" ns1:family="text">
      <ns1:text-properties ns1:font-name="Georgia" ns1:font-name-asian="Times New Roman" ns1:font-name-complex="Arial" ns3:font-weight="bold" ns1:font-weight-asian="bold" ns1:font-weight-complex="bold" ns3:color="#0645AD" ns3:font-size="27pt" ns1:font-size-asian="27pt" ns1:font-size-complex="27pt" ns1:text-underline-type="single" ns1:text-underline-style="solid" ns1:text-underline-width="auto" ns1:text-underline-mode="continuous" ns1:language-asian="ru" ns1:country-asian="RU"/>
    </ns1:style>
    <ns1:style ns1:name="P3" ns1:parent-style-name="Обычный" ns1:family="paragraph">
      <ns1:paragraph-properties ns3:margin-bottom="0.0833in" ns3:line-height="100%"/>
    </ns1:style>
    <ns1:style ns1:name="T4" ns1:parent-style-name="Основнойшрифтабзаца" ns1:family="text">
      <ns1:text-properties ns1:font-name="Arial" ns1:font-name-asian="Times New Roman" ns1:font-name-complex="Arial" ns3:font-weight="bold" ns1:font-weight-asian="bold" ns1:font-weight-complex="bold" ns3:color="#202122" ns3:font-size="10.5pt" ns1:font-size-asian="10.5pt" ns1:font-size-complex="10.5pt" ns1:language-asian="ru" ns1:country-asian="RU"/>
    </ns1:style>
    <ns1:style ns1:name="T5" ns1:parent-style-name="Основнойшрифтабзаца" ns1:family="text">
      <ns1:text-properties ns1:font-name="Arial" ns1:font-name-asian="Times New Roman" ns1:font-name-complex="Arial" ns3:font-weight="bold" ns1:font-weight-asian="bold" ns1:font-weight-complex="bold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6" ns1:parent-style-name="Основнойшрифтабзаца" ns1:family="text">
      <ns1:text-properties ns1:font-name="Arial" ns1:font-name-asian="Times New Roman" ns1:font-name-complex="Arial" ns3:font-weight="bold" ns1:font-weight-asian="bold" ns1:font-weight-complex="bold" ns3:color="#202122" ns3:font-size="10.5pt" ns1:font-size-asian="10.5pt" ns1:font-size-complex="10.5pt" ns1:language-asian="ru" ns1:country-asian="RU"/>
    </ns1:style>
    <ns1:style ns1:name="T7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8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9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0" ns1:parent-style-name="Основнойшрифтабзаца" ns1:family="text">
      <ns1:text-properties ns1:font-name="Arial" ns1:font-name-asian="Times New Roman" ns1:font-name-complex="Arial" ns3:font-style="italic" ns1:font-style-asian="italic" ns1:font-style-complex="italic" ns3:color="#202122" ns3:font-size="10.5pt" ns1:font-size-asian="10.5pt" ns1:font-size-complex="10.5pt" ns3:language="fr" ns3:country="FR" ns1:language-asian="ru" ns1:country-asian="RU"/>
    </ns1:style>
    <ns1:style ns1:name="T11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2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13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4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15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6" ns1:parent-style-name="Основнойшрифтабзаца" ns1:family="text">
      <ns1:text-properties ns1:font-name="Arial" ns1:font-name-asian="Times New Roman" ns1:font-name-complex="Arial" ns3:color="#0645AD" ns3:font-size="10.5pt" ns1:font-size-asian="10.5pt" ns1:font-size-complex="10.5pt" ns1:text-underline-type="single" ns1:text-underline-style="solid" ns1:text-underline-width="auto" ns1:text-underline-mode="continuous" ns1:language-asian="ru" ns1:country-asian="RU"/>
    </ns1:style>
    <ns1:style ns1:name="T17" ns1:parent-style-name="Основнойшрифтабзаца" ns1:family="text">
      <ns1:text-properties ns1:font-name="Arial" ns1:font-name-asian="Times New Roman" ns1:font-name-complex="Arial" ns3:color="#202122" ns3:font-size="10.5pt" ns1:font-size-asian="10.5pt" ns1:font-size-complex="10.5pt" ns1:language-asian="ru" ns1:country-asian="RU"/>
    </ns1:style>
    <ns1:style ns1:name="T18" ns1:parent-style-name="T4" ns1:family="text">
      <ns1:text-properties ns1:font-name="Arial" ns1:font-name-complex="Arial" ns3:color="#ff0000" ns3:font-size="12pt" ns1:font-size-asian="12pt" ns1:font-size-complex="12pt"/>
    </ns1:style>
    <ns1:style ns1:name="T19" ns1:parent-style-name="T5" ns1:family="text">
      <ns1:text-properties ns1:font-name="Arial" ns1:font-name-complex="Arial" ns3:color="#ff0000" ns3:font-size="12pt" ns1:font-size-asian="12pt" ns1:font-size-complex="12pt"/>
    </ns1:style>
    <ns1:style ns1:name="T20" ns1:parent-style-name="T6" ns1:family="text">
      <ns1:text-properties ns1:font-name="Arial" ns1:font-name-complex="Arial" ns3:color="#ff0000" ns3:font-size="12pt" ns1:font-size-asian="12pt" ns1:font-size-complex="12pt"/>
    </ns1:style>
    <ns1:style ns1:name="T21" ns1:parent-style-name="T7" ns1:family="text">
      <ns1:text-properties ns1:font-name="Arial" ns1:font-name-complex="Arial" ns3:color="#ff0000" ns3:font-size="12pt" ns1:font-size-asian="12pt" ns1:font-size-complex="12pt"/>
    </ns1:style>
    <ns1:style ns1:name="T22" ns1:parent-style-name="T8" ns1:family="text">
      <ns1:text-properties ns1:font-name="Arial" ns1:font-name-complex="Arial" ns3:color="#ff0000" ns3:font-size="12pt" ns1:font-size-asian="12pt" ns1:font-size-complex="12pt"/>
    </ns1:style>
    <ns1:style ns1:name="T23" ns1:parent-style-name="T9" ns1:family="text">
      <ns1:text-properties ns1:font-name="Arial" ns1:font-name-complex="Arial" ns3:color="#ff0000" ns3:font-size="12pt" ns1:font-size-asian="12pt" ns1:font-size-complex="12pt"/>
    </ns1:style>
    <ns1:style ns1:name="T24" ns1:parent-style-name="T10" ns1:family="text">
      <ns1:text-properties ns1:font-name="Arial" ns1:font-name-complex="Arial" ns3:color="#ff0000" ns3:font-size="12pt" ns1:font-size-asian="12pt" ns1:font-size-complex="12pt"/>
    </ns1:style>
    <ns1:style ns1:name="T25" ns1:parent-style-name="T11" ns1:family="text">
      <ns1:text-properties ns1:font-name="Arial" ns1:font-name-complex="Arial" ns3:color="#ff0000" ns3:font-size="12pt" ns1:font-size-asian="12pt" ns1:font-size-complex="12pt"/>
    </ns1:style>
    <ns1:style ns1:name="T26" ns1:parent-style-name="T12" ns1:family="text">
      <ns1:text-properties ns1:font-name="Arial" ns1:font-name-complex="Arial" ns3:color="#ff0000" ns3:font-size="12pt" ns1:font-size-asian="12pt" ns1:font-size-complex="12pt"/>
    </ns1:style>
    <ns1:style ns1:name="T27" ns1:parent-style-name="T13" ns1:family="text">
      <ns1:text-properties ns1:font-name="Arial" ns1:font-name-complex="Arial" ns3:color="#ff0000" ns3:font-size="12pt" ns1:font-size-asian="12pt" ns1:font-size-complex="12pt"/>
    </ns1:style>
    <ns1:style ns1:name="T28" ns1:parent-style-name="T14" ns1:family="text">
      <ns1:text-properties ns1:font-name="Arial" ns1:font-name-complex="Arial" ns3:color="#ff0000" ns3:font-size="12pt" ns1:font-size-asian="12pt" ns1:font-size-complex="12pt"/>
    </ns1:style>
    <ns1:style ns1:name="T29" ns1:parent-style-name="T15" ns1:family="text">
      <ns1:text-properties ns1:font-name="Arial" ns1:font-name-complex="Arial" ns3:color="#ff0000" ns3:font-size="12pt" ns1:font-size-asian="12pt" ns1:font-size-complex="12pt"/>
    </ns1:style>
    <ns1:style ns1:name="T30" ns1:parent-style-name="T16" ns1:family="text">
      <ns1:text-properties ns1:font-name="Arial" ns1:font-name-complex="Arial" ns3:color="#ff0000" ns3:font-size="12pt" ns1:font-size-asian="12pt" ns1:font-size-complex="12pt"/>
    </ns1:style>
    <ns1:style ns1:name="T31" ns1:parent-style-name="T17" ns1:family="text">
      <ns1:text-properties ns1:font-name="Arial" ns1:font-name-complex="Arial" ns3:color="#ff0000" ns3:font-size="12pt" ns1:font-size-asian="12pt" ns1:font-size-complex="12pt"/>
    </ns1:style>
  </ns0:automatic-styles>
  <ns0:body>
    <ns0:text ns4:use-soft-page-breaks="true">
      <ns4:h ns4:style-name="P1" ns4:outline-level="2"><ns4:a ns0:title="Ночь на перекрёстке (фильм)" ns5:href="https://ru.wikipedia.org/wiki/%D0%9D%D0%BE%D1%87%D1%8C_%D0%BD%D0%B0_%D0%BF%D0%B5%D1%80%D0%B5%D0%BA%D1%80%D1%91%D1%81%D1%82%D0%BA%D0%B5_(%D1%84%D0%B8%D0%BB%D1%8C%D0%BC)" ns0:target-frame-name="_top" ns5:show="replace"><ns4:span ns4:style-name="T2">Ночь на перекрёстке</ns4:span></ns4:a></ns4:h>
      <ns4:p ns4:style-name="P3"><office:annotation office:name="700284" xml:id="390695395"><dc:creator>Lisa</dc:creator><dc:date>2024-04-04T12:40:21</dc:date><meta:creator-initials>L</meta:creator-initials><text:p text:style-name="Текстпримечания"><text:span text:style-name="основнойшрифтабзаца">example annotation</text:span></text:p><text:p text:style-name="P5"/></office:annotation><ns4:span ns4:style-name="T18">«</ns4:span><ns4:a ns0:title="Ночь на перекрёстке (фильм)" ns5:href="https://ru.wikipedia.org/wiki/%D0%9D%D0%BE%D1%87%D1%8C_%D0%BD%D0%B0_%D0%BF%D0%B5%D1%80%D0%B5%D0%BA%D1%80%D1%91%D1%81%D1%82%D0%BA%D0%B5_(%D1%84%D0%B8%D0%BB%D1%8C%D0%BC)" ns0:target-frame-name="_top" ns5:show="replace"><ns4:span ns4:style-name="T19">Ночь на перекрёстке</ns4:span></ns4:a><ns4:span ns4:style-name="T20">»</ns4:span><ns4:span ns4:style-name="T21"> (</ns4:span><ns4:a ns0:title="Французский язык" ns5:href="https://ru.wikipedia.org/wiki/%D0%A4%D1%80%D0%B0%D0%BD%D1%86%D1%83%D0%B7%D1%81%D0%BA%D0%B8%D0%B9_%D1%8F%D0%B7%D1%8B%D0%BA" ns0:target-frame-name="_top" ns5:show="replace"><ns4:span ns4:style-name="T22">фр.</ns4:span></ns4:a><ns4:span ns4:style-name="T23"> </ns4:span><ns4:span ns4:style-name="T24">La Nuit du carrefour</ns4:span><ns4:span ns4:style-name="T25">) — французский криминальный фильм режиссёра </ns4:span><ns4:a ns0:title="Ренуар, Жан" ns5:href="https://ru.wikipedia.org/wiki/%D0%A0%D0%B5%D0%BD%D1%83%D0%B0%D1%80,_%D0%96%D0%B0%D0%BD" ns0:target-frame-name="_top" ns5:show="replace"><ns4:span ns4:style-name="T26">Жана Ренуара</ns4:span></ns4:a><ns4:span ns4:style-name="T27">, снятый и вышедший на экраны в 1932 году. Является экранизацией одноимённого детективного романа </ns4:span><ns4:a ns0:title="Сименон, Жорж" ns5:href="https://ru.wikipedia.org/wiki/%D0%A1%D0%B8%D0%BC%D0%B5%D0%BD%D0%BE%D0%BD,_%D0%96%D0%BE%D1%80%D0%B6" ns0:target-frame-name="_top" ns5:show="replace"><ns4:span ns4:style-name="T28">Жоржа Сименона</ns4:span></ns4:a><ns4:span ns4:style-name="T29"> из цикла его произведений о </ns4:span><ns4:a ns0:title="Комиссар Мегрэ" ns5:href="https://ru.wikipedia.org/wiki/%D0%9A%D0%BE%D0%BC%D0%B8%D1%81%D1%81%D0%B0%D1%80_%D0%9C%D0%B5%D0%B3%D1%80%D1%8D" ns0:target-frame-name="_top" ns5:show="replace"><ns4:span ns4:style-name="T30">комиссаре Жюле Мегрэ</ns4:span></ns4:a><ns4:span ns4:style-name="T31">. Фильм стал первой из многочисленных киноадаптаций, посвящённых этому популярному персонажу литературы.</ns4:span><text:span text:style-name="Знакпримечания"><office:annotation-end office:name="700284"/></text:span></ns4:p>
      <ns4:p ns4:style-name="Обычный"/>
    </ns0:text>
  </ns0:body>
</ns0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ихаил Маркин</meta:initial-creator>
    <dc:creator>Михаил Маркин</dc:creator>
    <meta:creation-date>2024-04-04T09:36:00Z</meta:creation-date>
    <dc:date>2024-04-04T09:36:00Z</dc:date>
    <meta:template xlink:href="Normal.dotm" xlink:type="simple"/>
    <meta:editing-cycles>2</meta:editing-cycles>
    <meta:editing-duration>PT0S</meta:editing-duration>
    <meta:document-statistic meta:page-count="1" meta:paragraph-count="2" meta:word-count="206" meta:character-count="1383" meta:row-count="9" meta:non-whitespace-character-count="1179"/>
  </office:meta>
</office:document-meta>
</file>